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ndale Sans UI1" svg:font-family="'Andale Sans UI'"/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1"/>
    <style:style style:name="P4" style:family="paragraph" style:parent-style-name="Standard" style:list-style-name="L1"/>
    <style:style style:name="P5" style:family="paragraph" style:parent-style-name="Standard" style:list-style-name="L1"/>
    <style:style style:name="P6" style:family="paragraph" style:parent-style-name="Standard" style:list-style-name="L1"/>
    <style:style style:name="P7" style:family="paragraph" style:parent-style-name="Standard" style:list-style-name="L1"/>
    <style:style style:name="P8" style:family="paragraph" style:parent-style-name="Standard" style:list-style-name="L1"/>
    <style:style style:name="P9" style:family="paragraph" style:parent-style-name="Standard" style:list-style-name="L1"/>
    <style:style style:name="P10" style:family="paragraph" style:parent-style-name="Standard" style:list-style-name="L3"/>
    <style:style style:name="P11" style:family="paragraph" style:parent-style-name="Standard" style:list-style-name="L3"/>
    <style:style style:name="P12" style:family="paragraph" style:parent-style-name="Standard" style:list-style-name="L2"/>
    <style:style style:name="P13" style:family="paragraph" style:parent-style-name="Standard" style:list-style-name="L2"/>
    <style:style style:name="P14" style:family="paragraph" style:parent-style-name="Standard">
      <style:text-properties fo:font-weight="bold" style:font-weight-asian="bold" style:font-weight-complex="bold"/>
    </style:style>
    <style:style style:name="P15" style:family="paragraph" style:parent-style-name="Standard">
      <style:paragraph-properties fo:margin-left="1.251cm" fo:margin-right="0cm" fo:text-indent="0cm" style:auto-text-indent="false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fo:font-weight="normal" style:font-weight-asian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tel x86 disassembler</text:p>
      <text:p text:style-name="Standard"/>
      <text:p text:style-name="Standard">Disasemblovanie bloku</text:p>
      <text:list text:style-name="L1">
        <text:list-item>
          <text:p text:style-name="P1">precitanie prefixu a nastavenie prislusnych premennych</text:p>
        </text:list-item>
        <text:list-item>
          <text:p text:style-name="P1">precitanie opcodu, nastavenie typov parametrov</text:p>
        </text:list-item>
        <text:list-item>
          <text:p text:style-name="P1">spracovanie parametrov</text:p>
        </text:list-item>
        <text:list-item>
          <text:p text:style-name="P1">spracovanie 3DNow instrukcii</text:p>
        </text:list-item>
        <text:list-item>
          <text:p text:style-name="P1">detekcia konca bloku (JMP(x), (I)RET)</text:p>
        </text:list-item>
        <text:list-item>
          <text:p text:style-name="P1">detekcia importovanych funkcii pomocou CALLN a JMPN</text:p>
        </text:list-item>
        <text:list-item>
          <text:p text:style-name="P1">vlozenie specifikacie typu do instrukcii MOVZX, MOVSX</text:p>
        </text:list-item>
        <text:list-item>
          <text:p text:style-name="P1">nastavenie DisasmMap</text:p>
        </text:list-item>
      </text:list>
      <text:list text:style-name="L2">
        <text:list-item>
          <text:p text:style-name="P2"/>
        </text:list-item>
        <text:list-item>
          <text:p text:style-name="P2">detekcia nedefinovaneho kodu – vykonáva sa počas všetkých fáz</text:p>
        </text:list-item>
      </text:list>
      <text:p text:style-name="Standard"/>
      <text:p text:style-name="Standard"/>
      <text:p text:style-name="Standard">Všeobecný disassemblovací algoritmus:</text:p>
      <text:list text:style-name="L3">
        <text:list-item>
          <text:p text:style-name="P10">konečný automat</text:p>
        </text:list-item>
        <text:list-item>
          <text:p text:style-name="P10"/>
        </text:list-item>
      </text:list>
      <text:p text:style-name="P14">Disassemble</text:p>
      <text:p text:style-name="P15">for adresa in CieloveAdresy do begin</text:p>
      <text:p text:style-name="P15"><text:tab/>DisassembleBlock(adresa);</text:p>
      <text:p text:style-name="P15"><text:tab/>CieloveAdresy := SpracujCieloveAdresy;</text:p>
      <text:p text:style-name="P15">end; </text:p>
      <text:p text:style-name="P15"/>
      <text:p text:style-name="P14">DisassembleBlock</text:p>
      <text:p text:style-name="P15">while not EndOfBlock do begin</text:p>
      <text:p text:style-name="P15"><text:tab/>spracovanie opcodu</text:p>
      <text:p text:style-name="P15"><text:tab/>spracovanie parametrov</text:p>
      <text:p text:style-name="P15"><text:tab/>detekcia konca bloku, nastavenie bitmapy</text:p>
      <text:p text:style-name="P15">end;</text:p>
      <text:p text:style-name="P15"/>
      <text:p text:style-name="Standard"/>
      <text:p text:style-name="P17">Spracovanie parametrov</text:p>
      <text:p text:style-name="P16">case ParameterType of</text:p>
      <text:p text:style-name="P16"><text:tab/>typ1: spracujAAA</text:p>
      <text:p text:style-name="P16"><text:tab/>…</text:p>
      <text:p text:style-name="P16"><text:tab/>typN: spracujZZZ</text:p>
      <text:p text:style-name="P16">end;</text:p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ndale Sans UI1" svg:font-family="'Andale Sans UI'"/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DejaVu Sans" style:font-size-asian="12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ndale Sans U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ndale Sans U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ndale Sans UI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  <meta:initial-creator>Ivan Kohut</meta:initial-creator>
    <meta:creation-date>2007-12-14T22:29:03</meta:creation-date>
    <dc:creator>Ivan Kohut</dc:creator>
    <dc:date>2007-12-14T22:55:28</dc:date>
    <meta:editing-cycles>17</meta:editing-cycles>
    <meta:editing-duration>PT26M2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0" meta:word-count="95" meta:character-count="799"/>
  </office:meta>
</office:document-meta>
</file>